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" svg:font-family="Roboto, 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387a" officeooo:paragraph-rsid="001c387a"/>
    </style:style>
    <style:style style:name="P2" style:family="paragraph" style:parent-style-name="Text_20_body">
      <style:text-properties officeooo:rsid="001c387a" officeooo:paragraph-rsid="001c387a"/>
    </style:style>
    <style:style style:name="P3" style:family="paragraph" style:parent-style-name="Text_20_body">
      <style:text-properties officeooo:rsid="001ca28d" officeooo:paragraph-rsid="001ca28d"/>
    </style:style>
    <style:style style:name="P4" style:family="paragraph" style:parent-style-name="Text_20_body">
      <style:text-properties officeooo:rsid="001e5fc8" officeooo:paragraph-rsid="001e5fc8"/>
    </style:style>
    <style:style style:name="P5" style:family="paragraph" style:parent-style-name="Text_20_body">
      <style:text-properties officeooo:rsid="001eb3b4" officeooo:paragraph-rsid="001eb3b4"/>
    </style:style>
    <style:style style:name="P6" style:family="paragraph" style:parent-style-name="Title">
      <style:text-properties officeooo:rsid="001c387a" officeooo:paragraph-rsid="001c387a"/>
    </style:style>
    <style:style style:name="P7" style:family="paragraph" style:parent-style-name="Text_20_body">
      <style:text-properties officeooo:paragraph-rsid="0020ada0"/>
    </style:style>
    <style:style style:name="P8" style:family="paragraph" style:parent-style-name="Text_20_body">
      <style:text-properties officeooo:rsid="001eb3b4" officeooo:paragraph-rsid="001eb3b4"/>
    </style:style>
    <style:style style:name="P9" style:family="paragraph" style:parent-style-name="Text_20_body">
      <style:text-properties officeooo:rsid="0021334f" officeooo:paragraph-rsid="0021334f"/>
    </style:style>
    <style:style style:name="T1" style:family="text">
      <style:text-properties officeooo:rsid="001c387a"/>
    </style:style>
    <style:style style:name="T2" style:family="text">
      <style:text-properties officeooo:rsid="001ca28d"/>
    </style:style>
    <style:style style:name="T3" style:family="text">
      <style:text-properties fo:font-variant="normal" fo:text-transform="none" fo:color="#000000" loext:opacity="100%" style:font-name="Roboto" fo:font-size="10.6999998092651pt" fo:letter-spacing="normal" fo:font-style="normal" fo:font-weight="normal"/>
    </style:style>
    <style:style style:name="T4" style:family="text">
      <style:text-properties officeooo:rsid="001e5fc8"/>
    </style:style>
    <style:style style:name="T5" style:family="text">
      <style:text-properties officeooo:rsid="001eb3b4"/>
    </style:style>
    <style:style style:name="T6" style:family="text">
      <style:text-properties officeooo:rsid="00200e07"/>
    </style:style>
    <style:style style:name="T7" style:family="text">
      <style:text-properties officeooo:rsid="0020ada0"/>
    </style:style>
    <style:style style:name="T8" style:family="text">
      <style:text-properties style:font-name="Liberation Sans" fo:font-size="28pt" fo:font-weight="bold" officeooo:rsid="0020ada0" style:font-name-asian="PingFang SC" style:font-size-asian="28pt" style:font-weight-asian="bold" style:font-name-complex="Arial Unicode MS" style:font-size-complex="28pt" style:font-weight-complex="bold"/>
    </style:style>
    <style:style style:name="T9" style:family="text">
      <style:text-properties officeooo:rsid="002133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vel Alessio</text:p>
      <text:p text:style-name="P6">Re<text:span text:style-name="T8">censione</text:span> War Games</text:p>
      <text:p text:style-name="P2">War games è un film del 1983 ambientato durante la guerra fredda <text:span text:style-name="T6">negli Stati Uniti</text:span>.</text:p>
      <text:p text:style-name="P7"><text:span text:style-name="T1">Il protagonista, </text:span><text:span text:style-name="T3">David Lightman, </text:span><text:span text:style-name="T1">è uno studente con la passione per l’informatica e i computer, infatti nella sua camera </text:span><text:span text:style-name="T6">si trovano</text:span><text:span text:style-name="T1"> molte apparecchiature informatiche. Un giorno, pensando di essersi connesso con un computer di un azienda di videogiochi </text:span><text:span text:style-name="T6">(tramite una backdoor)</text:span><text:span text:style-name="T1">, inizia una partita su un gioco chiamato “Guerra termonucleare </text:span><text:span text:style-name="T7">globale</text:span><text:span text:style-name="T1">”. Il giorno seguente però scopre dal telegiornale che gli stessi dati che aveva inserito lui nel gioco erano stati </text:span><text:span text:style-name="T6">rilevati</text:span><text:span text:style-name="T1"> dal centro di difesa del governo come attacco da parte dell’ </text:span><text:span text:style-name="T7">URSS</text:span><text:span text:style-name="T1">, questo perché il giorno precedente lui, invece di connettersi ad un gioco, si era connesso a WORP, un computer progettato per gestire e tenere sotto controllo le azioni de</text:span><text:span text:style-name="T2">lla</text:span><text:span text:style-name="T1"> Russia </text:span><text:span text:style-name="T7">durante la guerra fredda.</text:span></text:p>
      <text:p text:style-name="P7"><text:span text:style-name="T7">Lo stesso giorno</text:span><text:span text:style-name="T1"> viene </text:span><text:span text:style-name="T7">poi</text:span><text:span text:style-name="T1"> richiamato dal computer stesso </text:span><text:span text:style-name="T6">e </text:span><text:span text:style-name="T1">scopre che la partita che aveva cominciato stava continuando ad andare avanti; </text:span><text:span text:style-name="T7">c</text:span><text:span text:style-name="T2">osì, </text:span><text:span text:style-name="T7">grazie a questa chiamata, </text:span><text:span text:style-name="T2">viene rintracciato e portato appunto al Norad (il centro di difesa degli </text:span><text:span text:style-name="T7">S</text:span><text:span text:style-name="T2">tati </text:span><text:span text:style-name="T7">U</text:span><text:span text:style-name="T2">niti) dove viene interrogato. </text:span><text:span text:style-name="T7">N</text:span><text:span text:style-name="T6">essun agente, però, crede alla sua storia e </text:span><text:span text:style-name="T7">di conseguenza </text:span><text:span text:style-name="T6">restano tutti all’insaputa che l’attacco che sta continuando a svolgersi è solo ed esclusivamente virtuale.</text:span><text:span text:style-name="T2"> </text:span><text:span text:style-name="T6">David viene s</text:span><text:span text:style-name="T2">uccessivamente arrestato perché ritenuto una spia russa, grazie al suo ingegno, però, riesce a scappare e trova la persona che aveva creato WORP, Stephen Falken, il quale si scopre essere ancora in vita.</text:span></text:p>
      <text:p text:style-name="P3">Così il professore spiega il problema della macchina, il fatto <text:span text:style-name="T6">di non riuscire a </text:span>distinguere virtuale e reale. <text:span text:style-name="T7">I</text:span>l professore e il ragazzo, <text:span text:style-name="T7">allora, </text:span>tornano al Norad, dove stava per partire il contrattacco <text:span text:style-name="T6">verso la Russia</text:span>. <text:span text:style-name="T9">Una volta lì</text:span> <text:span text:style-name="T6">il professore spiega</text:span> che è tutta una simulazione virtuale e gli Stati Uniti <text:span text:style-name="T9">annullano</text:span> il contrattacco. WORP però, volendo continuare <text:span text:style-name="T9">per finire la partita </text:span>e vincere il gioco, esegue un attacco brute force per trovare il codice <text:span text:style-name="T9">che avrebbe lanciato </text:span><text:span text:style-name="T6">veramente </text:span>i missili.</text:p>
      <text:p text:style-name="P3">Appena lo trova inizia ad eseguire tutte le possibili varianti <text:span text:style-name="T6">di guerra</text:span> con varie strategie e “impara” che in qualunque caso, con una guerra termonucleare, non ne uscirebbe vincitore nessuno, perché si disintegrerebbe l’intero mondo, e questo lo manda in tilt perché non riesce a trovare una fine al gioco. Così annulla la partita e tutto torna alla normalità.</text:p>
      <text:p text:style-name="P3">All’inizio del film il protagonista esegue innanzitutto un furto d’identità, rubando la password per entrare nel computer della scuola, <text:span text:style-name="T9">fingendosi un’altra persona in rete,</text:span> <text:span text:style-name="T4">e cambiare il voto.</text:span></text:p>
      <text:p text:style-name="P4">Poi per trovare il computer dell’azienda di videogiochi (che alla fine lo porta a connettersi con WORP) ha utilizzato una sorta di attacco di ricognizione usando il prefisso del telefono (quella volta tutti i computer erano connessi alla linea telefonica e di conseguenza ad un numero di telefono) <text:span text:style-name="T9">e facendo una specie di chiamata broadcast così da ricevere risposta da ogni macchina che aveva quel prefisso</text:span>.</text:p>
      <text:p text:style-name="P4">Alla fine del film il supercomputer deve trovare il codice per far partire i missili nucleari, per farlo avrebbe dovuto usare un attacco brute force. La cosa inverosimile però è che nel film il computer trovava una cifra/lettera alla volta, cosa che non potrebbe succedere nella realtà perché non esiste modo di poter testare se un singolo carattere in una determinata posizione è corretto. E anche se ci fosse un metodo per farlo, il supercomputer avrebbe trovato subito il codice, perché avrebbe dovuto <text:soft-page-break/>fare 26(alfabeto)+10(numeri) controlli per ogni carattere, che per un computer con quella potenza sarebbe velocissimo da fare.</text:p>
      <text:p text:style-name="P4">Altre piccole inesattezze che ho notato sono:</text:p>
      <text:p text:style-name="P4">-Il fatto che David abbia un dispositivo in grado di “leggere” i dati inviati dal supercomputer <text:span text:style-name="T9">e trasformarli in voce</text:span>.</text:p>
      <text:p text:style-name="P4">-Il countdown che procedeva sul computer di David <text:span text:style-name="T5">anche dopo che lui ha interrotto il collegamento staccando il cavo telefonico</text:span></text:p>
      <text:p text:style-name="P4">-<text:span text:style-name="T5">Il fatto che un ragazzo avesse tutta quella attrezzatura così costosa e che con tutte quelle chiamate che faceva la bolletta avrebbe dovuto essere elevatissima (dato quanto costava ai tempi)</text:span></text:p>
      <text:p text:style-name="P4">- <text:span text:style-name="T5">Ultima, anche se non tecnica, il fatto che c’erano le visite guidate dentro al centro di difesa degli Stati Uniti durante un momento così critico come la guerra fredda.</text:span></text:p>
      <text:p text:style-name="P5">Riflettendo su come sono avvenute le più importanti scoperte e innovazioni in campo informatico viene sempre fuori che è iniziato tutto dalla guerra.</text:p>
      <text:p text:style-name="P5">Se si pensa a come è nato internet per esempio, gli Stati Uniti avevano creato Arpanet proprio per avere vantaggi durante la guerra.</text:p>
      <text:p text:style-name="P5">Pensandoci bene ci sono un’infinità di cose utilissime al giorno d’oggi, che sono nate durante gli scenari bellici e questo fa molto riflettere sul come ai tempi della guerra gli scienziati e studiosi erano messi a lavorare duro.</text:p>
      <text:p text:style-name="P9">Questo fa riflettere sul come in tempi di guerra, gli stati ricorrano ad ogni tipo di soluzione in breve tempo, facendo si che ci siano così tante scoperte e innovazioni in ogni campo, tra cui quello informatic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" svg:font-family="Roboto, 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8T17:54:55.399336732</meta:creation-date>
    <dc:date>2020-12-30T11:36:37.184820813</dc:date>
    <meta:editing-duration>PT19M25S</meta:editing-duration>
    <meta:editing-cycles>3</meta:editing-cycles>
    <meta:generator>LibreOffice/7.0.4.2$MacOSX_X86_64 LibreOffice_project/dcf040e67528d9187c66b2379df5ea4407429775</meta:generator>
    <meta:document-statistic meta:table-count="0" meta:image-count="0" meta:object-count="0" meta:page-count="2" meta:paragraph-count="19" meta:word-count="804" meta:character-count="4994" meta:non-whitespace-character-count="4209"/>
  </office:meta>
</office:document-meta>
</file>